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.684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.684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.684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.684cm" style:auto-text-indent="false"/>
      <style:text-properties style:font-name="Courier New" fo:font-size="12pt" fo:language="en" fo:country="US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style:font-name="Courier New" fo:font-size="12pt" fo:language="en" fo:country="US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.684cm" style:auto-text-indent="false"/>
      <style:text-properties style:font-name="Courier New" fo:font-size="12pt" fo:language="ru" fo:country="RU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style:font-name="Courier New" fo:font-size="12pt" fo:language="ru" fo:country="RU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684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center" style:justify-single-word="false" fo:text-indent="0.68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721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.721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fo:font-size="12pt" fo:language="ru" fo:country="RU" fo:font-weight="normal" officeooo:paragraph-rsid="00202a4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.684cm" style:auto-text-indent="false"/>
      <style:text-properties style:font-name="Courier New" fo:font-size="12pt" fo:language="en" fo:country="US" fo:font-weight="bold" style:font-size-asian="12pt" style:font-weight-asian="bold" style:font-size-complex="12pt" style:font-weight-complex="bold"/>
    </style:style>
    <style:style style:name="T1" style:family="text">
      <style:text-properties style:font-name="Courier New" fo:font-weight="bold" style:font-weight-asian="bold" style:font-weight-complex="bold"/>
    </style:style>
    <style:style style:name="T2" style:family="text">
      <style:text-properties style:font-name="Courier New" fo:language="en" fo:country="US"/>
    </style:style>
    <style:style style:name="T3" style:family="text">
      <style:text-properties style:font-name="Courier New" fo:language="en" fo:country="US" fo:font-weight="bold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239526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officeooo:rsid="001e8f08"/>
    </style:style>
    <style:style style:name="T10" style:family="text">
      <style:text-properties fo:language="en" fo:country="US" officeooo:rsid="00202a43"/>
    </style:style>
    <style:style style:name="T11" style:family="text">
      <style:text-properties fo:language="en" fo:country="US" officeooo:rsid="00216f21"/>
    </style:style>
    <style:style style:name="T12" style:family="text">
      <style:text-properties fo:language="en" fo:country="US" officeooo:rsid="0023952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02a43"/>
    </style:style>
    <style:style style:name="T15" style:family="text">
      <style:text-properties officeooo:rsid="002406be"/>
    </style:style>
    <style:style style:name="T16" style:family="text">
      <style:text-properties officeooo:rsid="00249f6d"/>
    </style:style>
    <style:style style:name="T17" style:family="text">
      <style:text-properties officeooo:rsid="0025b9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Внутренний плеер с внешним управлением для NeoGS <text:span text:style-name="T9">v0.51</text:span></text:p>
      <text:p text:style-name="P1"/>
      <text:p text:style-name="P3">Команды и параметры для плеера подаются и снимаются через стандартные порты ГС. При передаче команды с параметрами, параметры читаются/пишутся от старшего к младшему. Команды без параметров и ожидаемых ответов можно подавать хоть из Бейсика, если код плеера уже крутится на NeoGS. </text:p>
      <text:p text:style-name="P3">Все куски кода для работы со стороны Спека. Плеер должен быть уже загружен и запущен. Адрес загрузки в NeoGS и адрес запуска #<text:span text:style-name="T7">8000</text:span>. <text:span text:style-name="T17">Расположение</text:span></text:p>
      <text:p text:style-name="P3"/>
      <text:p text:style-name="P3">Для подключения к плееру на лету с проверкой, что именно крутится на NeoGS использую следующий финт ушами:</text:p>
      <text:p text:style-name="P2"/>
      <text:p text:style-name="P8"><text:tab/><text:tab/>LD B,#60</text:p>
      <text:p text:style-name="P8"><text:tab/><text:tab/>XOR A</text:p>
      <text:p text:style-name="P8"><text:tab/><text:tab/>OUT (GSDAT),A</text:p>
      <text:p text:style-name="P8"><text:tab/><text:tab/>LD A,#1D</text:p>
      <text:p text:style-name="P8"><text:tab/><text:tab/>OUT (GSCOM),A</text:p>
      <text:p text:style-name="P10">LABEL1<text:tab/>EI</text:p>
      <text:p text:style-name="P20"><text:tab/><text:tab/>HALT</text:p>
      <text:p text:style-name="P20"><text:tab/><text:tab/>DI</text:p>
      <text:p text:style-name="P20"><text:tab/><text:tab/>DEC B</text:p>
      <text:p text:style-name="P20"><text:tab/><text:tab/>JR Z,<text:span text:style-name="T7">RESET</text:span>;ответа не дождались, полный сброс</text:p>
      <text:p text:style-name="P8"><text:tab/><text:tab/>IN A,(GSCOM)</text:p>
      <text:p text:style-name="P8"><text:tab/><text:tab/>RRA</text:p>
      <text:p text:style-name="P8"><text:tab/><text:tab/>JR C,LABEL<text:span text:style-name="T7">1</text:span></text:p>
      <text:p text:style-name="P8"><text:tab/><text:tab/>IN A,(GSDAT)</text:p>
      <text:p text:style-name="P8"><text:tab/><text:tab/>CP #77;код плеера выдаст #77</text:p>
      <text:p text:style-name="P8"><text:tab/><text:tab/>JR Z,WARM;ответил плеер, подключаемся к загруженному коду</text:p>
      <text:p text:style-name="P8"><text:tab/><text:tab/><text:span text:style-name="T7">CP #8B</text:span></text:p>
      <text:p text:style-name="P8"><text:span text:style-name="T7"><text:tab/><text:tab/>JR Z,COLD;</text:span><text:span text:style-name="T5">ответила стандартная прошивка, идем грузить код</text:span></text:p>
      <text:p text:style-name="P12"/>
      <text:p text:style-name="P8"><text:span text:style-name="T5">;или нет ничего, или </text:span><text:span text:style-name="T7">GS</text:span><text:span text:style-name="T5">/</text:span><text:span text:style-name="T7">NeoGS </text:span><text:span text:style-name="T5">висит. Сброс. Далее по тексту.</text:span></text:p>
      <text:p text:style-name="P10">RESET<text:tab/>LD A,#80</text:p>
      <text:p text:style-name="P10"><text:tab/><text:tab/>OUT (#33),A</text:p>
      <text:p text:style-name="P10"><text:tab/><text:tab/>EI</text:p>
      <text:p text:style-name="P10"><text:tab/><text:tab/>HALT</text:p>
      <text:p text:style-name="P10"><text:tab/><text:tab/>HALT</text:p>
      <text:p text:style-name="P10"><text:tab/><text:tab/>DI</text:p>
      <text:p text:style-name="P10"><text:tab/><text:tab/>LD A,#F3</text:p>
      <text:p text:style-name="P10"><text:tab/><text:tab/>OUT (GSCOM),A</text:p>
      <text:p text:style-name="P10"><text:tab/><text:tab/>LD B,#30</text:p>
      <text:p text:style-name="P10">LABEL2 EI<text:tab/>;<text:span text:style-name="T5">для стандартной прошивки </text:span>gs105a.rom</text:p>
      <text:p text:style-name="P10"><text:tab/><text:tab/>HALT<text:tab/><text:span text:style-name="T5">;и старее</text:span> <text:span text:style-name="T5">время инициализации довольно</text:span></text:p>
      <text:p text:style-name="P10"><text:tab/><text:tab/>DI<text:tab/><text:span text:style-name="T5">;велико и ответа здесь не дождемся</text:span></text:p>
      <text:p text:style-name="P10"><text:tab/><text:tab/>DEC B</text:p>
      <text:p text:style-name="P10"><text:tab/><text:tab/>JP Z,NO_GS;GS <text:span text:style-name="T5">не найден, ответа не дождались</text:span></text:p>
      <text:p text:style-name="P12"><text:tab/><text:tab/>IN A,(GSCOM)</text:p>
      <text:p text:style-name="P8"><text:tab/><text:tab/>RRA</text:p>
      <text:p text:style-name="P12"><text:tab/><text:tab/>JR C,LABEL2</text:p>
      <text:p text:style-name="P12">;кто-то<text:span text:style-name="T7"> </text:span>что-то <text:span text:style-name="T7">о</text:span>тветил</text:p>
      <text:p text:style-name="P8">COLD<text:tab/>;загрузка кода плеера в <text:span text:style-name="T7">GS </text:span><text:span text:style-name="T5">или </text:span><text:span text:style-name="T7">NeoGS</text:span> стандартными командами <text:tab/><text:soft-page-break/><text:tab/><text:tab/>;прошивки и запуск загруженного кода</text:p>
      <text:p text:style-name="P8"/>
      <text:p text:style-name="P8">WARM<text:tab/>;подключение к плееру на лету и прочий код</text:p>
      <text:p text:style-name="P2"/>
      <text:p text:style-name="P17">Коды команд управления внутренним плеером.</text:p>
      <text:p text:style-name="P5"/>
      <text:p text:style-name="P3">Все команды плееру подаются через порт данных (<text:span text:style-name="T7">#B3</text:span><text:span text:style-name="T5">), через порт команд (</text:span><text:span text:style-name="T7">#BB) </text:span><text:span text:style-name="T5">должен подаваться </text:span><text:span text:style-name="T6">командой </text:span><text:span text:style-name="T7">#1F </text:span><text:span text:style-name="T5">(плеер замаскирован и управляется через пустую команду прошивки).</text:span></text:p>
      <text:p text:style-name="P6"/>
      <text:p text:style-name="P3"><text:span text:style-name="T13">#00</text:span>-перезапустить загруженный код без <text:span text:style-name="T7">HARD RESET MP3 </text:span><text:span text:style-name="T5">чипа</text:span>. Останавливает воспроизведение. Без параметров. </text:p>
      <text:p text:style-name="P3"/>
      <text:p text:style-name="P14"><text:tab/><text:tab/><text:span text:style-name="T8">XOR A</text:span></text:p>
      <text:p text:style-name="P11"><text:tab/><text:tab/>OUT (GSDAT),A</text:p>
      <text:p text:style-name="P11"><text:tab/><text:tab/>LD A,#1F</text:p>
      <text:p text:style-name="P11"><text:tab/><text:tab/>OUT (GSCOM),A</text:p>
      <text:p text:style-name="P11"><text:tab/><text:tab/>CALL WC</text:p>
      <text:p text:style-name="P11"><text:tab/><text:tab/>CALL WN</text:p>
      <text:p text:style-name="P11"><text:tab/><text:tab/>IN A,(GSDAT)</text:p>
      <text:p text:style-name="P3"/>
      <text:p text:style-name="P3">После инициализации выдает ответы:</text:p>
      <text:p text:style-name="P3"><text:span text:style-name="T13">#77</text:span>-инициализация прошла успешно, обнаружен NeoGS, <text:span text:style-name="T7">SD </text:span><text:span text:style-name="T5">карта и </text:span><text:span text:style-name="T7">MP3 </text:span><text:span text:style-name="T5">файлы найдены</text:span>. Ждет подачи команд.</text:p>
      <text:p text:style-name="P7"><text:span text:style-name="T13">#AA</text:span>-<text:span text:style-name="T5">файл не найден</text:span></text:p>
      <text:p text:style-name="P7"><text:span text:style-name="T13">#BB</text:span>-MP3 <text:span text:style-name="T5">файлов не обнаружено.</text:span></text:p>
      <text:p text:style-name="P3"><text:span text:style-name="T13">#СС</text:span>-<text:span text:style-name="T7">NeoGS </text:span>не найден, плата OldGS. </text:p>
      <text:p text:style-name="P3"><text:span text:style-name="T8">#DD</text:span><text:span text:style-name="T5">-</text:span><text:span text:style-name="T7">FAT </text:span><text:span text:style-name="T5">не обнаружен</text:span><text:span text:style-name="T7">.</text:span></text:p>
      <text:p text:style-name="P3"><text:span text:style-name="T13">#EE</text:span>-SD не прошла инициализацию или отсутствует.</text:p>
      <text:p text:style-name="P3"/>
      <text:p text:style-name="P3"><text:span text:style-name="T13">#01</text:span>-перейти на предыдущий трек. По умолчанию при нахождении на первом треке переходит на последний. Без параметров.</text:p>
      <text:p text:style-name="P3"/>
      <text:p text:style-name="P9"><text:tab/><text:tab/><text:span text:style-name="T7">LD A,1</text:span></text:p>
      <text:p text:style-name="P11"><text:tab/><text:tab/>OUT (GSDAT),A</text:p>
      <text:p text:style-name="P11"><text:tab/><text:tab/>LD A,#1F</text:p>
      <text:p text:style-name="P11"><text:tab/><text:tab/>OUT (GSCOM),A</text:p>
      <text:p text:style-name="P3"/>
      <text:p text:style-name="P3"><text:span text:style-name="T13">#02</text:span>-запустить проигрывание с текущего номера файла. Без параметров.</text:p>
      <text:p text:style-name="P3"/>
      <text:p text:style-name="P3"><text:tab/><text:tab/><text:span text:style-name="T3">LD A,2</text:span></text:p>
      <text:p text:style-name="P11"><text:tab/><text:tab/>OUT (GSDAT),A</text:p>
      <text:p text:style-name="P11"><text:tab/><text:tab/>LD A,#1F</text:p>
      <text:p text:style-name="P11"><text:tab/><text:tab/>OUT (GSCOM),A</text:p>
      <text:p text:style-name="P3"/>
      <text:p text:style-name="P3"><text:span text:style-name="T13">#03</text:span>-поставить плеер на паузу. Без параметров.</text:p>
      <text:p text:style-name="P3"/>
      <text:p text:style-name="P3"><text:tab/><text:tab/><text:span text:style-name="T3">LD A,3</text:span></text:p>
      <text:p text:style-name="P11"><text:tab/><text:tab/>OUT (GSDAT),A</text:p>
      <text:p text:style-name="P11"><text:tab/><text:tab/>LD A,#1F</text:p>
      <text:p text:style-name="P11"><text:tab/><text:tab/>OUT (GSCOM),A</text:p>
      <text:p text:style-name="P3"/>
      <text:p text:style-name="P3"><text:span text:style-name="T13">#04</text:span>-остановить воспроизведение. Без параметров.</text:p>
      <text:p text:style-name="P3"><text:soft-page-break/></text:p>
      <text:p text:style-name="P3"><text:tab/><text:tab/><text:span text:style-name="T3">LD A,4</text:span></text:p>
      <text:p text:style-name="P11"><text:tab/><text:tab/>OUT (GSDAT),A</text:p>
      <text:p text:style-name="P11"><text:tab/><text:tab/>LD A,#1F</text:p>
      <text:p text:style-name="P11"><text:tab/><text:tab/>OUT (GSCOM),A</text:p>
      <text:p text:style-name="P3"/>
      <text:p text:style-name="P3"><text:span text:style-name="T13">#05</text:span>-перейти на следующий трек. По умолчанию при нахождении на последнем номере переходит на первый. Без параметров.</text:p>
      <text:p text:style-name="P3"/>
      <text:p text:style-name="P9"><text:tab/><text:tab/><text:span text:style-name="T7">LD A,5</text:span></text:p>
      <text:p text:style-name="P11"><text:tab/><text:tab/>OUT (GSDAT),A</text:p>
      <text:p text:style-name="P11"><text:tab/><text:tab/>LD A,#1F</text:p>
      <text:p text:style-name="P11"><text:tab/><text:tab/>OUT (GSCOM),A</text:p>
      <text:p text:style-name="P3"/>
      <text:p text:style-name="P3"><text:span text:style-name="T13">#06</text:span>-меняет состояние Treble/Bass на противоположное. Без параметров.</text:p>
      <text:p text:style-name="P3"/>
      <text:p text:style-name="P3"><text:tab/><text:tab/><text:span text:style-name="T3">LD A,6</text:span></text:p>
      <text:p text:style-name="P11"><text:tab/><text:tab/>OUT (GSDAT),A</text:p>
      <text:p text:style-name="P11"><text:tab/><text:tab/>LD A,#1F</text:p>
      <text:p text:style-name="P11"><text:tab/><text:tab/>OUT (GSCOM),A</text:p>
      <text:p text:style-name="P3"/>
      <text:p text:style-name="P3"><text:span text:style-name="T13">#07</text:span>-меняет состояние Virtual Surround на противоположное. Без параметров.</text:p>
      <text:p text:style-name="P3"/>
      <text:p text:style-name="P3"><text:tab/><text:tab/><text:span text:style-name="T3">LD A,7</text:span></text:p>
      <text:p text:style-name="P11"><text:tab/><text:tab/>OUT (GSDAT),A</text:p>
      <text:p text:style-name="P11"><text:tab/><text:tab/>LD A,#1F</text:p>
      <text:p text:style-name="P11"><text:tab/><text:tab/>OUT (GSCOM),A</text:p>
      <text:p text:style-name="P3"/>
      <text:p text:style-name="P3"><text:span text:style-name="T13">#08</text:span>-увеличить громкость на единицу. Без параметров.</text:p>
      <text:p text:style-name="P3"/>
      <text:p text:style-name="P3"><text:tab/><text:tab/><text:span text:style-name="T3">LD A,8</text:span></text:p>
      <text:p text:style-name="P11"><text:tab/><text:tab/>OUT (GSDAT),A</text:p>
      <text:p text:style-name="P11"><text:tab/><text:tab/>LD A,#1F</text:p>
      <text:p text:style-name="P11"><text:tab/><text:tab/>OUT (GSCOM),A</text:p>
      <text:p text:style-name="P3"/>
      <text:p text:style-name="P3"><text:span text:style-name="T13">#09</text:span>-уменьшить громкость на единицу. Без параметров.</text:p>
      <text:p text:style-name="P3"/>
      <text:p text:style-name="P3"><text:tab/><text:tab/><text:span text:style-name="T3">LD A,9</text:span></text:p>
      <text:p text:style-name="P11"><text:tab/><text:tab/>OUT (GSDAT),A</text:p>
      <text:p text:style-name="P11"><text:tab/><text:tab/>LD A,#1F</text:p>
      <text:p text:style-name="P11"><text:tab/><text:tab/>OUT (GSCOM),A</text:p>
      <text:p text:style-name="P3"/>
      <text:p text:style-name="P3"><text:span text:style-name="T13">#0A</text:span>-включение/выключение громкости. Без параметров.</text:p>
      <text:p text:style-name="P3"/>
      <text:p text:style-name="P3"><text:tab/><text:tab/><text:span text:style-name="T3">LD A,#0A</text:span></text:p>
      <text:p text:style-name="P11"><text:tab/><text:tab/>OUT (GSDAT),A</text:p>
      <text:p text:style-name="P11"><text:tab/><text:tab/>LD A,#1F</text:p>
      <text:p text:style-name="P11"><text:tab/><text:tab/>OUT (GSCOM),A</text:p>
      <text:p text:style-name="P3"/>
      <text:p text:style-name="P3"><text:span text:style-name="T13">#0B</text:span>-получить 6 байт (текст) проигранного времени переведенные в десятичный вид в формате ЧЧММСС.</text:p>
      <text:p text:style-name="P3"/>
      <text:p text:style-name="P9"><text:soft-page-break/><text:tab/><text:tab/>LD A,#0B</text:p>
      <text:p text:style-name="P9"><text:tab/><text:tab/>OUT (<text:span text:style-name="T7">GSDAT</text:span>),A</text:p>
      <text:p text:style-name="P9"><text:tab/><text:tab/><text:span text:style-name="T7">LD A,#1F</text:span></text:p>
      <text:p text:style-name="P11"><text:tab/><text:tab/>OUT (GSCOM),A</text:p>
      <text:p text:style-name="P11"><text:tab/><text:tab/>CALL WC</text:p>
      <text:p text:style-name="P9"><text:tab/><text:tab/>LD E,6</text:p>
      <text:p text:style-name="P9"><text:tab/><text:tab/>LD BC,GSDAT</text:p>
      <text:p text:style-name="P9"><text:tab/><text:tab/>LD HL,куда положить</text:p>
      <text:p text:style-name="P9">LABEL<text:tab/>CALL WN</text:p>
      <text:p text:style-name="P9"><text:tab/><text:tab/>INI</text:p>
      <text:p text:style-name="P9"><text:tab/><text:tab/>DEC E</text:p>
      <text:p text:style-name="P9"><text:tab/><text:tab/>JR NZ,LABEL</text:p>
      <text:p text:style-name="P3"/>
      <text:p text:style-name="P3"><text:span text:style-name="T13">#0C</text:span>-получить текущее состояние параметров команд 6-10 и уровень громкости одним 16-битным ломтиком. </text:p>
      <text:p text:style-name="P3"/>
      <text:p text:style-name="P3">Формат ответа:</text:p>
      <text:p text:style-name="P3">бит 15-1-включен <text:s/>Treble/Bass, 0-выключен.</text:p>
      <text:p text:style-name="P3">бит 14-1-звук выключен (MUTE ON), 0-включен (MUTE OFF).</text:p>
      <text:p text:style-name="P3">бит 13-1-пошел новый файл, 0-текущий. Устанавливается при открытии нового файла, сбрасывается после запроса имени файла.</text:p>
      <text:p text:style-name="P3">бит 12-1-перед каждым <text:span text:style-name="T7">MP3 </text:span><text:span text:style-name="T5">файлом делается </text:span><text:span text:style-name="T7">HARD RESET, </text:span><text:span text:style-name="T5">0-</text:span><text:span text:style-name="T7">SOFT RESET</text:span></text:p>
      <text:p text:style-name="P21">бит 11-1-<text:span text:style-name="T11">\</text:span><text:span text:style-name="T10"> </text:span><text:span text:style-name="T14">номер установленного </text:span><text:span text:style-name="T7">MP3 </text:span>чип<text:span text:style-name="T14">а</text:span></text:p>
      <text:p text:style-name="P21">бит 10-1-<text:span text:style-name="T10">/ </text:span><text:span text:style-name="T14">0-</text:span><text:span text:style-name="T10">VS1001, 1- VS1011, 2-VS1002, 3-VS1003</text:span></text:p>
      <text:p text:style-name="P4">бит 9-1-<text:span text:style-name="T7">MOD </text:span>файл, 0-<text:span text:style-name="T7">MP3 </text:span>файл</text:p>
      <text:p text:style-name="P3">бит 8-1-включен Virtual Surround, 0-выключен.</text:p>
      <text:p text:style-name="P3">биты 7-0-уровень громкости. 0-максимум, #7F-минимум, при MUTE ON отдает #FE.</text:p>
      <text:p text:style-name="P4">По умолчанию при первом запуске все биты выставлены в «0», кроме бита 11-зависит от установленного чипа.</text:p>
      <text:p text:style-name="P4"/>
      <text:p text:style-name="P4"><text:tab/><text:span text:style-name="T13"><text:tab/></text:span><text:span text:style-name="T3">LD A,#0C</text:span></text:p>
      <text:p text:style-name="P9"><text:tab/><text:tab/>OUT (GS<text:span text:style-name="T7">DAT</text:span>),A</text:p>
      <text:p text:style-name="P9"><text:tab/><text:tab/><text:span text:style-name="T7">LD A,#1F</text:span></text:p>
      <text:p text:style-name="P11"><text:tab/><text:tab/>OUT (GSCOM),A</text:p>
      <text:p text:style-name="P9"><text:tab/><text:tab/>CALL W<text:span text:style-name="T7">C</text:span></text:p>
      <text:p text:style-name="P11"><text:tab/><text:tab/>CALL WN</text:p>
      <text:p text:style-name="P9"><text:tab/><text:tab/>IN A,(GSDAT)</text:p>
      <text:p text:style-name="P9"><text:tab/><text:tab/>LD H,A;сняли старшие 8 бит</text:p>
      <text:p text:style-name="P9"><text:tab/><text:tab/>CALL WN</text:p>
      <text:p text:style-name="P9"><text:tab/><text:tab/>IN A,(GSDAT)</text:p>
      <text:p text:style-name="P11"><text:tab/><text:tab/>LD L,A;сняли младшие 8 бит</text:p>
      <text:p text:style-name="P3"/>
      <text:p text:style-name="P3"><text:span text:style-name="T13">#0D</text:span>-получить номер текущего проигрываемого файла. Читать 16-битное число. Без параметров.</text:p>
      <text:p text:style-name="P3"/>
      <text:p text:style-name="P9"><text:tab/><text:tab/>LD A,#<text:span text:style-name="T7">0D</text:span></text:p>
      <text:p text:style-name="P9"><text:tab/><text:tab/>OUT (<text:span text:style-name="T7">GSDAT</text:span>),A</text:p>
      <text:p text:style-name="P9"><text:tab/><text:tab/><text:span text:style-name="T7">LD A,#1F</text:span></text:p>
      <text:p text:style-name="P11"><text:tab/><text:tab/>OUT (GSCOM),A</text:p>
      <text:p text:style-name="P11"><text:tab/><text:tab/>CALL WC</text:p>
      <text:p text:style-name="P9"><text:tab/><text:tab/>CALL WN</text:p>
      <text:p text:style-name="P9"><text:tab/><text:tab/>IN A,(GSDAT)</text:p>
      <text:p text:style-name="P9"><text:tab/><text:tab/>LD H,A;сняли старшие 8 бит</text:p>
      <text:p text:style-name="P9"><text:tab/><text:tab/>CALL WN</text:p>
      <text:p text:style-name="P9"><text:soft-page-break/><text:tab/><text:tab/>IN A,(GSDAT)</text:p>
      <text:p text:style-name="P9"><text:tab/><text:tab/>LD L,A;сняли младшие 8 бит</text:p>
      <text:p text:style-name="P9"/>
      <text:p text:style-name="P3"><text:span text:style-name="T13">#0E</text:span>-подать номер для плеера. Если число больше реально найденных файлов, команда будет проигнорирована.</text:p>
      <text:p text:style-name="P3"/>
      <text:p text:style-name="P9"><text:tab/><text:tab/>LD A,#0E</text:p>
      <text:p text:style-name="P9"><text:tab/><text:tab/>OUT (GS<text:span text:style-name="T7">DAT</text:span>),A</text:p>
      <text:p text:style-name="P9"><text:tab/><text:tab/><text:span text:style-name="T7">LD A,#1F</text:span></text:p>
      <text:p text:style-name="P11"><text:tab/><text:tab/>OUT (GSCOM),A</text:p>
      <text:p text:style-name="P9"><text:tab/><text:tab/>CALL WC</text:p>
      <text:p text:style-name="P9"><text:tab/><text:tab/>LD HL,номер описателя</text:p>
      <text:p text:style-name="P9"><text:tab/><text:tab/>LD A,H</text:p>
      <text:p text:style-name="P9"><text:tab/><text:tab/>OUT (GSDAT),A</text:p>
      <text:p text:style-name="P9"><text:tab/><text:tab/>CALL WD</text:p>
      <text:p text:style-name="P9"><text:tab/><text:tab/>LD A,L</text:p>
      <text:p text:style-name="P9"><text:tab/><text:tab/>OUT (GSDAT),A</text:p>
      <text:p text:style-name="P9"/>
      <text:p text:style-name="P3"><text:span text:style-name="T13">#0F</text:span>-<text:span text:style-name="T7">SOFT/HARD</text:span> перезапуск МР3 декодера. Зависит от включенного режима. Проверить можно по состоянию бита 12 функции <text:span text:style-name="T7">#0F.</text:span> <text:s/>Без параметров.</text:p>
      <text:p text:style-name="P3"/>
      <text:p text:style-name="P3"><text:tab/><text:tab/><text:span text:style-name="T3">LD A,#0F</text:span></text:p>
      <text:p text:style-name="P11"><text:tab/><text:tab/>OUT (GSDAT),A</text:p>
      <text:p text:style-name="P11"><text:tab/><text:tab/>LD A,#1F</text:p>
      <text:p text:style-name="P11"><text:tab/><text:tab/>OUT (GSCOM),A</text:p>
      <text:p text:style-name="P3"/>
      <text:p text:style-name="P3"><text:span text:style-name="T13">#10</text:span>-получить тип ФАТ. Если ФАТ не определен или нет SD карты выдаст #FF. Без параметров.</text:p>
      <text:p text:style-name="P3"/>
      <text:p text:style-name="P3"><text:tab/><text:span text:style-name="T1"><text:tab/>LD A,#10</text:span></text:p>
      <text:p text:style-name="P9"><text:tab/><text:tab/>OUT (GS<text:span text:style-name="T7">DAT</text:span>),A</text:p>
      <text:p text:style-name="P9"><text:tab/><text:tab/><text:span text:style-name="T7">LD A,#1F</text:span></text:p>
      <text:p text:style-name="P11"><text:tab/><text:tab/>OUT (GSCOM),A</text:p>
      <text:p text:style-name="P9"><text:tab/><text:tab/>CALL <text:s/>W<text:span text:style-name="T7">C</text:span></text:p>
      <text:p text:style-name="P11"><text:tab/><text:tab/>CALL WN</text:p>
      <text:p text:style-name="P9"><text:tab/><text:tab/>IN A,(GSDAT)</text:p>
      <text:p text:style-name="P3"/>
      <text:p text:style-name="P3"><text:span text:style-name="T13">#11</text:span>-получить длинное имя файла, если найдено. Если длинного имени нет, получить короткое имя в формате FILENAME.EXT (в виде 8.3). Подать 16-битное число и получить запрошенное. <text:span text:style-name="T15">П</text:span>ринять 256 байт, последний байт 0. </text:p>
      <text:p text:style-name="P3"/>
      <text:p text:style-name="P9"><text:tab/><text:tab/>LD A,#11</text:p>
      <text:p text:style-name="P9"><text:tab/><text:tab/>OUT <text:span text:style-name="T7">(GSDAT),A</text:span></text:p>
      <text:p text:style-name="P11"><text:tab/><text:tab/>LD A,#1F</text:p>
      <text:p text:style-name="P11"><text:tab/><text:tab/>OUT (GSCOM),A</text:p>
      <text:p text:style-name="P9"><text:tab/><text:tab/>CALL WC</text:p>
      <text:p text:style-name="P9"><text:tab/><text:tab/>LD HL,номер описателя</text:p>
      <text:p text:style-name="P9"><text:tab/><text:tab/><text:tab/><text:tab/>;BIT 7,H=1 принять <text:span text:style-name="T5">описатель </text:span>текущего файла </text:p>
      <text:p text:style-name="P9"><text:tab/><text:tab/><text:tab/><text:tab/>;BIT 7,H=0 указанный номер в младших 15 битах</text:p>
      <text:p text:style-name="P9"><text:tab/><text:tab/>LD A,H</text:p>
      <text:p text:style-name="P9"><text:tab/><text:tab/>OUT (GSDAT),A</text:p>
      <text:p text:style-name="P9"><text:tab/><text:tab/>CALL WD</text:p>
      <text:p text:style-name="P9"><text:tab/><text:tab/>LD A,L</text:p>
      <text:p text:style-name="P9"><text:tab/><text:tab/>OUT (GSDAT),A</text:p>
      <text:p text:style-name="P9"><text:soft-page-break/><text:tab/><text:tab/><text:span text:style-name="T7">CALL WD</text:span></text:p>
      <text:p text:style-name="P9"><text:tab/><text:tab/>LD HL,куда положить</text:p>
      <text:p text:style-name="P9"><text:tab/><text:tab/>LD E,<text:span text:style-name="T7">0</text:span></text:p>
      <text:p text:style-name="P9"><text:tab/><text:tab/>LD BC,GSDAT</text:p>
      <text:p text:style-name="P9">LABEL<text:tab/>CALL WN</text:p>
      <text:p text:style-name="P9"><text:tab/><text:tab/>INI</text:p>
      <text:p text:style-name="P9"><text:tab/><text:tab/>DEC E</text:p>
      <text:p text:style-name="P9"><text:tab/><text:tab/>JR NZ,LABEL;читаем сколько запросили </text:p>
      <text:p text:style-name="P3"/>
      <text:p text:style-name="P3"><text:span text:style-name="T13">#12</text:span>-получить описатель файла. Подать 16-битное число и получить запрошенное. Если бит 15=1, получить текущий описатель. <text:span text:style-name="T16">П</text:span><text:span text:style-name="T4">ринять 33 байта. </text:span>32 байта описателя файла (смотреть формат описателя на <text:span text:style-name="T7">FAT)</text:span> и 1 байт флажков.</text:p>
      <text:p text:style-name="P3"/>
      <text:p text:style-name="P3">Формат последнего байта:</text:p>
      <text:p text:style-name="P18">7=0-выбрана директория</text:p>
      <text:p text:style-name="P18">7=1-выбрано директория «..»</text:p>
      <text:p text:style-name="P18">0=0-только короткое имя</text:p>
      <text:p text:style-name="P18">0=1-описатель имеет длинное имя</text:p>
      <text:p text:style-name="P19"/>
      <text:p text:style-name="P9"><text:tab/><text:tab/>LD A,#12</text:p>
      <text:p text:style-name="P9"><text:tab/><text:tab/>OUT (<text:span text:style-name="T7">GSDAT</text:span>),A</text:p>
      <text:p text:style-name="P9"><text:tab/><text:tab/><text:span text:style-name="T7">LD A,#1F</text:span></text:p>
      <text:p text:style-name="P11"><text:tab/><text:tab/>OUT (GSCOM),A</text:p>
      <text:p text:style-name="P9"><text:tab/><text:tab/>CALL WC</text:p>
      <text:p text:style-name="P9"><text:tab/><text:tab/>LD HL,номер описателя</text:p>
      <text:p text:style-name="P9"><text:tab/><text:tab/><text:tab/><text:tab/>;BIT 7,H=1 принять текущий номер </text:p>
      <text:p text:style-name="P9"><text:tab/><text:tab/><text:tab/><text:tab/>;BIT 7,H=0 указанный номер в младших 15 битах</text:p>
      <text:p text:style-name="P9"><text:tab/><text:tab/>LD A,H</text:p>
      <text:p text:style-name="P9"><text:tab/><text:tab/>OUT (GSDAT),A</text:p>
      <text:p text:style-name="P9"><text:tab/><text:tab/>CALL WD</text:p>
      <text:p text:style-name="P9"><text:tab/><text:tab/>LD A,L</text:p>
      <text:p text:style-name="P9"><text:tab/><text:tab/>OUT (GSDAT),A</text:p>
      <text:p text:style-name="P9"><text:tab/><text:tab/><text:span text:style-name="T7">CALL WD</text:span></text:p>
      <text:p text:style-name="P9"><text:tab/><text:tab/>LD HL,куда положить</text:p>
      <text:p text:style-name="P9"><text:tab/><text:tab/>LD E,<text:span text:style-name="T7">#21</text:span></text:p>
      <text:p text:style-name="P9"><text:tab/><text:tab/>LD BC,GSDAT</text:p>
      <text:p text:style-name="P9">LABEL<text:tab/>CALL WN;читаем сколько запросили </text:p>
      <text:p text:style-name="P9"><text:tab/><text:tab/>INI</text:p>
      <text:p text:style-name="P9"><text:tab/><text:tab/>DEC E</text:p>
      <text:p text:style-name="P9"><text:tab/><text:tab/>JR NZ,LABEL</text:p>
      <text:p text:style-name="P3"/>
      <text:p text:style-name="P3"><text:span text:style-name="T13">#13</text:span>-получить количество найденного по расширению. <text:s/>Читать 16-битное число. Без параметров.</text:p>
      <text:p text:style-name="P3"/>
      <text:p text:style-name="P15"><text:tab/><text:span text:style-name="T1"><text:tab/>LD A,#13</text:span></text:p>
      <text:p text:style-name="P9"><text:tab/><text:tab/>OUT <text:span text:style-name="T7">(GSDAT),A</text:span></text:p>
      <text:p text:style-name="P11"><text:tab/><text:tab/>LD A,#1F</text:p>
      <text:p text:style-name="P11"><text:tab/><text:tab/>OUT (GSCOM),A</text:p>
      <text:p text:style-name="P11"><text:tab/><text:tab/>CALL WC</text:p>
      <text:p text:style-name="P9"><text:tab/><text:tab/>CALL WN</text:p>
      <text:p text:style-name="P9"><text:tab/><text:tab/>IN A,(GSDAT)</text:p>
      <text:p text:style-name="P9"><text:tab/><text:tab/>LD H,A;сняли старшие 8 бит</text:p>
      <text:p text:style-name="P9"><text:tab/><text:tab/>CALL WN</text:p>
      <text:p text:style-name="P9"><text:tab/><text:tab/>IN A,(GSDAT)</text:p>
      <text:p text:style-name="P9"><text:soft-page-break/><text:tab/><text:tab/>LD L,A;сняли младшие 8 бит</text:p>
      <text:p text:style-name="P3"/>
      <text:p text:style-name="P3"><text:span text:style-name="T13">#14</text:span>-передача 512 байт через порт данных <text:span text:style-name="T7">GS</text:span> на МР3 декодер. Применяется для передачи с внешнего носителя на декодер для проигрывания. Без параметров.</text:p>
      <text:p text:style-name="P3"/>
      <text:p text:style-name="P3"><text:tab/><text:span text:style-name="T1"><text:tab/>LD BC,</text:span><text:span text:style-name="T3">GSDAT</text:span></text:p>
      <text:p text:style-name="P9"><text:tab/><text:tab/>LD DE,#0200;длина=1 сектор (512 байт)</text:p>
      <text:p text:style-name="P9"><text:tab/><text:tab/>LD A,#14</text:p>
      <text:p text:style-name="P9"><text:tab/><text:tab/><text:span text:style-name="T7">OUT (GSDAT),A</text:span></text:p>
      <text:p text:style-name="P11"><text:tab/><text:tab/>LD A,#1F</text:p>
      <text:p text:style-name="P9"><text:tab/><text:tab/>OUT (GSCOM),A</text:p>
      <text:p text:style-name="P9"><text:tab/><text:tab/><text:span text:style-name="T7">CALL WC</text:span></text:p>
      <text:p text:style-name="P9">LABEL<text:tab/>IN A,(C)</text:p>
      <text:p text:style-name="P9"><text:tab/><text:tab/>OUT (GSDAT),A</text:p>
      <text:p text:style-name="P9"><text:tab/><text:tab/>IN A,(GSCOM)</text:p>
      <text:p text:style-name="P9"><text:tab/><text:tab/>RLA</text:p>
      <text:p text:style-name="P9"><text:tab/><text:tab/>JR C,$-3</text:p>
      <text:p text:style-name="P9"><text:tab/><text:tab/>DEC DE</text:p>
      <text:p text:style-name="P9"><text:tab/><text:tab/>LD A,D</text:p>
      <text:p text:style-name="P9"><text:tab/><text:tab/>OR E</text:p>
      <text:p text:style-name="P9"><text:tab/><text:tab/>JR NZ,LABEL</text:p>
      <text:p text:style-name="P3"/>
      <text:p text:style-name="P3"><text:span text:style-name="T13">#15</text:span>-<text:span text:style-name="T4">получить перекодированное в десятичный вид 16-битное число найденных файлов. Принять 5 байт. Без параметров.</text:span></text:p>
      <text:p text:style-name="P3"/>
      <text:p text:style-name="P9"><text:tab/><text:tab/>LD A,#15;получить 5 байт перекодированного числа</text:p>
      <text:p text:style-name="P9"><text:tab/><text:tab/><text:span text:style-name="T7">OUT (GSDAT),A</text:span></text:p>
      <text:p text:style-name="P11"><text:tab/><text:tab/>LD A,#1F</text:p>
      <text:p text:style-name="P9"><text:tab/><text:tab/>OUT (GSCOM),A</text:p>
      <text:p text:style-name="P9"><text:tab/><text:tab/><text:span text:style-name="T7">CALL WC</text:span></text:p>
      <text:p text:style-name="P9"><text:tab/><text:tab/>LD E,5</text:p>
      <text:p text:style-name="P9"><text:tab/><text:tab/>LD BC,GSDAT </text:p>
      <text:p text:style-name="P9"><text:tab/><text:tab/>LD HL,куда положить</text:p>
      <text:p text:style-name="P9">LABEL<text:tab/>CALL WN</text:p>
      <text:p text:style-name="P9"><text:tab/><text:tab/>INI</text:p>
      <text:p text:style-name="P9"><text:tab/><text:tab/>DEC E</text:p>
      <text:p text:style-name="P9"><text:tab/><text:tab/>JR NZ LABEL</text:p>
      <text:p text:style-name="P9"/>
      <text:p text:style-name="P3"><text:span text:style-name="T13">#16</text:span>-<text:span text:style-name="T4">получить перекодированное в десятичный вид номер текущего файла увеличенный на единицу </text:span><text:span text:style-name="T4">для показа с не нулевого значения . Принять 5 байт. Без параметров.</text:span></text:p>
      <text:p text:style-name="P3"/>
      <text:p text:style-name="P9"><text:tab/><text:tab/>LD A,#16;получить 5 байт перекодированного числа</text:p>
      <text:p text:style-name="P9"><text:tab/><text:tab/><text:span text:style-name="T7">OUT (GSDAT),A</text:span></text:p>
      <text:p text:style-name="P11"><text:tab/><text:tab/>LD A,#1F</text:p>
      <text:p text:style-name="P9"><text:tab/><text:tab/>OUT (GSCOM),A</text:p>
      <text:p text:style-name="P9"><text:tab/><text:tab/><text:span text:style-name="T7">CALL WC</text:span></text:p>
      <text:p text:style-name="P9"><text:tab/><text:tab/>LD E,5</text:p>
      <text:p text:style-name="P9"><text:tab/><text:tab/>LD BC,GSDAT</text:p>
      <text:p text:style-name="P9"><text:tab/><text:tab/>LD HL,куда положить</text:p>
      <text:p text:style-name="P9">LABEL<text:tab/>CALL WN</text:p>
      <text:p text:style-name="P9"><text:tab/><text:tab/>INI</text:p>
      <text:p text:style-name="P9"><text:tab/><text:tab/>DEC E</text:p>
      <text:p text:style-name="P9"><text:tab/><text:tab/>JR NZ LABEL</text:p>
      <text:p text:style-name="P9"><text:soft-page-break/></text:p>
      <text:p text:style-name="P3"><text:span text:style-name="T13">#17</text:span>-переключение <text:span text:style-name="T7">HARD</text:span><text:span text:style-name="T5">/</text:span><text:span text:style-name="T7">SOFT RESET </text:span><text:span text:style-name="T5">перед каждым </text:span><text:span text:style-name="T7">MP3 </text:span><text:span text:style-name="T5">файлом</text:span>. Узнать текущее значение можно командой <text:span text:style-name="T7">#0C </text:span><text:span text:style-name="T5">и проверкой бита 12. Без параметров.</text:span></text:p>
      <text:p text:style-name="P3"/>
      <text:p text:style-name="P3"><text:tab/><text:tab/><text:span text:style-name="T3">LD A,#17</text:span></text:p>
      <text:p text:style-name="P11"><text:tab/><text:tab/>OUT (GSDAT),A</text:p>
      <text:p text:style-name="P11"><text:tab/><text:tab/>LD A,#1F</text:p>
      <text:p text:style-name="P11"><text:tab/><text:tab/>OUT (GSCOM),A</text:p>
      <text:p text:style-name="P3"/>
      <text:p text:style-name="P3"><text:span text:style-name="T13">#18</text:span>-<text:span text:style-name="T5">перейти на первый файл предыдущей <text:s/>директории. Если директория содержащая MP3 файлы одна или файл </text:span><text:span text:style-name="T7">MP3 </text:span><text:span text:style-name="T5">один, перехода не будет</text:span>. Без параметров.</text:p>
      <text:p text:style-name="P3"/>
      <text:p text:style-name="P3"><text:tab/><text:tab/><text:span text:style-name="T3">LD A,#18</text:span></text:p>
      <text:p text:style-name="P11"><text:tab/><text:tab/>OUT (GSDAT),A</text:p>
      <text:p text:style-name="P11"><text:tab/><text:tab/>LD A,#1F</text:p>
      <text:p text:style-name="P11"><text:tab/><text:tab/>OUT (GSCOM),A</text:p>
      <text:p text:style-name="P3"/>
      <text:p text:style-name="P3"><text:span text:style-name="T13">#19</text:span>-перейти на первый файл следующей директории. Если директория содержащая <text:span text:style-name="T7">MP</text:span><text:span text:style-name="T5">3 файлы одна или файл </text:span><text:span text:style-name="T7">MP</text:span><text:span text:style-name="T5">3 один, перехода не будет. Без параметров.</text:span></text:p>
      <text:p text:style-name="P3"/>
      <text:p text:style-name="P3"><text:tab/><text:tab/><text:span text:style-name="T3">LD A,#19</text:span></text:p>
      <text:p text:style-name="P11"><text:tab/><text:tab/>OUT (GSDAT),A</text:p>
      <text:p text:style-name="P11"><text:tab/><text:tab/>LD A,#1F</text:p>
      <text:p text:style-name="P11"><text:tab/><text:tab/>OUT (GSCOM),A</text:p>
      <text:p text:style-name="P3"/>
      <text:p text:style-name="P3"><text:span text:style-name="T13">#1A</text:span>-управление темброблоком. Только для чипа <text:span text:style-name="T7">VS1011. </text:span><text:span text:style-name="T5">Регулировка частоты и подъема/спада тембра. </text:span></text:p>
      <text:p text:style-name="P3"><text:span text:style-name="T7">TREBLE </text:span><text:span text:style-name="T5">-</text:span><text:span text:style-name="T7"> </text:span><text:span text:style-name="T5">частота изменяется от 0 до 15 с шагом 1 Кгц, диапазон регулировки от -8 до +7 <text:s/>с шагом 1,5 Дб. </text:span></text:p>
      <text:p text:style-name="P3"><text:span text:style-name="T7">BASS </text:span><text:span text:style-name="T5">- частота регулируется от 2 до 15 с шагом 10 Гц, подъем от 0 до 15 с шагом 1 Дб.</text:span></text:p>
      <text:p text:style-name="P7"/>
      <text:p text:style-name="P4">Формат команды:</text:p>
      <text:p text:style-name="P4">бит 6=1-изменение уровня <text:span text:style-name="T7">BASS, </text:span>0-не менять</text:p>
      <text:p text:style-name="P4">бит 4=1-изменение частоты <text:span text:style-name="T7">BASS, </text:span>0-не менять</text:p>
      <text:p text:style-name="P4">бит 2=1-изменение уровня <text:span text:style-name="T7">TREBLE, </text:span>0-не менять</text:p>
      <text:p text:style-name="P4">бит 0=1-изменение частоты <text:span text:style-name="T7">TREBLE, </text:span>0-не менять</text:p>
      <text:p text:style-name="P4">соответственно биты 7,5,3,1=1-увеличение на единицу, 0-уменьшение.</text:p>
      <text:p text:style-name="P4"/>
      <text:p text:style-name="P13"><text:tab/><text:tab/><text:span text:style-name="T7">LD A,#1A</text:span></text:p>
      <text:p text:style-name="P11"><text:tab/><text:tab/>OUT (GSDAT),A</text:p>
      <text:p text:style-name="P11"><text:tab/><text:tab/>LD A #1F</text:p>
      <text:p text:style-name="P11"><text:tab/><text:tab/>OUT (GSCOM),A</text:p>
      <text:p text:style-name="P11"><text:tab/><text:tab/>CALL WC</text:p>
      <text:p text:style-name="P11"><text:tab/><text:tab/>LD A,xxxxxxxx<text:tab/><text:span text:style-name="T5">;соответствующие биты</text:span></text:p>
      <text:p text:style-name="P11"><text:tab/><text:tab/>OUT (GSDAT),A</text:p>
      <text:p text:style-name="P3"/>
      <text:p text:style-name="P3"><text:span text:style-name="T13">#1B</text:span>-<text:span text:style-name="T5">получить текстовую строку (8 байт в виде 12345678</text:span><text:span text:style-name="T7">)</text:span><text:span text:style-name="T5"> положения регуляторов тембра (только для чипа </text:span><text:span text:style-name="T7">VS1011). </text:span><text:span text:style-name="T5">Без параметров. </text:span></text:p>
      <text:p text:style-name="P4"/>
      <text:p text:style-name="P4">Формат строки :</text:p>
      <text:p text:style-name="P3"><text:span text:style-name="T5">12-частота </text:span><text:span text:style-name="T7">TREBLE</text:span></text:p>
      <text:p text:style-name="P3"><text:span text:style-name="T5">34</text:span><text:span text:style-name="T7">-</text:span><text:span text:style-name="T5">уровень </text:span><text:span text:style-name="T7">TREBLE</text:span></text:p>
      <text:p text:style-name="P7"><text:soft-page-break/>56-<text:span text:style-name="T5">частота </text:span>BASS</text:p>
      <text:p text:style-name="P3"><text:span text:style-name="T5">78-уровень </text:span><text:span text:style-name="T7">BASS</text:span></text:p>
      <text:p text:style-name="P4"/>
      <text:p text:style-name="P9"><text:span text:style-name="T5"><text:tab/><text:tab/></text:span><text:span text:style-name="T7">LD A,#1B</text:span></text:p>
      <text:p text:style-name="P11"><text:tab/><text:tab/>OUT (GSDAT),A</text:p>
      <text:p text:style-name="P11"><text:tab/><text:tab/>LD A,#1F</text:p>
      <text:p text:style-name="P11"><text:tab/><text:tab/>OUT (GSCOM),A</text:p>
      <text:p text:style-name="P11"><text:tab/><text:tab/>CALL WC</text:p>
      <text:p text:style-name="P11"><text:tab/><text:tab/>LD E,8</text:p>
      <text:p text:style-name="P9"><text:span text:style-name="T7"><text:tab/><text:tab/></text:span><text:span text:style-name="T2">LD BC,GSDAT</text:span></text:p>
      <text:p text:style-name="P9"><text:tab/><text:tab/>LD HL,куда положить</text:p>
      <text:p text:style-name="P9">LABEL<text:tab/>CALL WN</text:p>
      <text:p text:style-name="P9"><text:tab/><text:tab/>INI</text:p>
      <text:p text:style-name="P9"><text:tab/><text:tab/>DEC E</text:p>
      <text:p text:style-name="P11"><text:tab/><text:tab/>JR NZ LABEL</text:p>
      <text:p text:style-name="P3"/>
      <text:p text:style-name="P3"><text:span text:style-name="T13">#1C</text:span>-получить 16-битное число частоты/битрейта/режима <text:span text:style-name="T5">про</text:span>игрываемого файла. Без параметров.</text:p>
      <text:p text:style-name="P3"/>
      <text:p text:style-name="P3">Формат ответа:</text:p>
      <text:p text:style-name="P3">15-1<text:span text:style-name="T7">2</text:span> <text:span text:style-name="T7">-</text:span> <text:tab/>=0<text:span text:style-name="T7">000</text:span>-<text:span text:style-name="T7">MP3, </text:span></text:p>
      <text:p text:style-name="P7"><text:tab/><text:tab/>=1001-WAV</text:p>
      <text:p text:style-name="P3"><text:span text:style-name="T7"><text:tab/><text:tab/>=</text:span><text:span text:style-name="T5">101</text:span><text:span text:style-name="T7">0-</text:span><text:span text:style-name="T5">ничего не проигрывается</text:span></text:p>
      <text:p text:style-name="P7">11-8 - <text:span text:style-name="T5">битрейт</text:span></text:p>
      <text:p text:style-name="P7">7-6 - 0=stereo, 1=joint stereo, 2=dual channel, 3=mono</text:p>
      <text:p text:style-name="P3">5-4 <text:span text:style-name="T7">-</text:span> <text:span text:style-name="T7">0=reserved, 1=layer III, 2=layer II, 3=layer I</text:span></text:p>
      <text:p text:style-name="P7">3-2 - частота дискретизации</text:p>
      <text:p text:style-name="P3"><text:span text:style-name="T7">1</text:span>-0 - <text:span text:style-name="T7">0=MPEG 2,5, 1=MPEG 2,5, 2=MPEG 2, 3=MPEG 1</text:span></text:p>
      <text:p text:style-name="P3"/>
      <text:p text:style-name="P9"><text:tab/><text:tab/>LD A,#1<text:span text:style-name="T7">C</text:span></text:p>
      <text:p text:style-name="P11"><text:tab/><text:tab/>OUT (GSDAT),A</text:p>
      <text:p text:style-name="P11"><text:tab/><text:tab/>LD A,#1F</text:p>
      <text:p text:style-name="P9"><text:tab/><text:tab/>OUT (GSCOM),A</text:p>
      <text:p text:style-name="P11"><text:tab/><text:tab/>CALL WC</text:p>
      <text:p text:style-name="P9"><text:tab/><text:tab/>CALL WN</text:p>
      <text:p text:style-name="P9"><text:tab/><text:tab/>IN A,(GSDAT)</text:p>
      <text:p text:style-name="P9"><text:tab/><text:tab/>LD H,A;сняли старшие 8 бит</text:p>
      <text:p text:style-name="P9"><text:tab/><text:tab/>CALL WN</text:p>
      <text:p text:style-name="P9"><text:tab/><text:tab/>IN A,(GSDAT)</text:p>
      <text:p text:style-name="P9"><text:tab/><text:tab/>LD L,A;сняли младшие 8 бит</text:p>
      <text:p text:style-name="P9"/>
      <text:p text:style-name="P9">Таблицы соответствия битам:</text:p>
      <text:p text:style-name="P11"/>
      <text:p text:style-name="P9"><text:span text:style-name="T7">;</text:span><text:span text:style-name="T5">режимы </text:span><text:span text:style-name="T7">stereo/mono</text:span><text:span text:style-name="T5">, биты 7-6</text:span><text:tab/><text:tab/></text:p>
      <text:p text:style-name="P11"><text:tab/><text:tab/>DB “ <text:s text:c="5"/>stereo”</text:p>
      <text:p text:style-name="P11"><text:tab/><text:tab/>DB “joint stereo”</text:p>
      <text:p text:style-name="P11"><text:tab/><text:tab/>DB “dual channel”</text:p>
      <text:p text:style-name="P11"><text:tab/><text:tab/>DB “ <text:s text:c="7"/>mono”</text:p>
      <text:p text:style-name="P11"/>
      <text:p text:style-name="P9"><text:span text:style-name="T7">;</text:span><text:span text:style-name="T5">частоты дикретизации, биты 3-2</text:span></text:p>
      <text:p text:style-name="P9"><text:span text:style-name="T5"><text:tab/><text:tab/></text:span><text:span text:style-name="T7">DB “11025110252205044100” <text:s/>;</text:span><text:span text:style-name="T5">биты 3-2 =0</text:span></text:p>
      <text:p text:style-name="P9"><text:span text:style-name="T5"><text:tab/><text:tab/></text:span><text:span text:style-name="T7">DB “12000120002400048000” <text:s/>;</text:span><text:span text:style-name="T5">биты </text:span><text:span text:style-name="T7">3-2 =1</text:span></text:p>
      <text:p text:style-name="P9"><text:span text:style-name="T7"><text:tab/><text:tab/>DB “ 8000 80001600032000” <text:s/>;</text:span><text:span text:style-name="T5">биты </text:span><text:span text:style-name="T7">3-2 =2</text:span></text:p>
      <text:p text:style-name="P11"/>
      <text:p text:style-name="P13"><text:soft-page-break/>;выбор таблицы зависит от <text:span text:style-name="T7">layer </text:span>битов <text:span text:style-name="T7">5-4</text:span></text:p>
      <text:p text:style-name="P9"><text:span text:style-name="T7">;</text:span><text:span text:style-name="T5">битрейты для </text:span><text:span text:style-name="T7">layer 3, </text:span><text:span text:style-name="T5">биты 11-8</text:span></text:p>
      <text:p text:style-name="P11"><text:tab/><text:tab/>DB “ <text:s/>- 32 40 48 56 64 80 96112128160192224256320”</text:p>
      <text:p text:style-name="P11"><text:tab/><text:tab/>DB “ <text:s/>- <text:s/>8 16 24 32 40 48 56 64 80 96112128144160”</text:p>
      <text:p text:style-name="P9"><text:span text:style-name="T7">;</text:span><text:span text:style-name="T5">битрейты для </text:span><text:span text:style-name="T7">layer 2, </text:span><text:span text:style-name="T5">биты 11-8</text:span></text:p>
      <text:p text:style-name="P11"><text:tab/><text:tab/>DB “ <text:s/>- 32 48 56 64 80 96112128160192224256320384”</text:p>
      <text:p text:style-name="P11"><text:tab/><text:tab/>DB “ <text:s/>- <text:s/>8 16 24 32 40 48 56 64 80 96112128144160”</text:p>
      <text:p text:style-name="P9"><text:span text:style-name="T7">;</text:span><text:span text:style-name="T5">битрейты для </text:span><text:span text:style-name="T7">layer 1, </text:span><text:span text:style-name="T5">биты 11-8</text:span></text:p>
      <text:p text:style-name="P11"><text:tab/><text:tab/>DB “ <text:s/>- 32 64 96128160192224256288320352384416448”</text:p>
      <text:p text:style-name="P11"><text:tab/><text:tab/>DB “ <text:s/>- 32 48 56 64 80 96112128144160176192224256”</text:p>
      <text:p text:style-name="P3"/>
      <text:p text:style-name="P3"><text:span text:style-name="T13">#1D</text:span>-определение, что в ГС. Для стандартной прошивки подать байт 0 (что будет указывать на адрес #2000) и получить в ответ #8B. Код плеера отдаст в ответ #77. Нужно для определения, что крутится на NeoGS для адекватной реакции при запуске плеера со стороны Спека (делать сброс или прицепиться к плееру на «лету»).</text:p>
      <text:p text:style-name="P3"/>
      <text:p text:style-name="P20"><text:s text:c="10"/>XOR A</text:p>
      <text:p text:style-name="P8"><text:tab/><text:tab/>OUT (GSDAT),A</text:p>
      <text:p text:style-name="P8"><text:tab/><text:tab/>LD A,#1D</text:p>
      <text:p text:style-name="P8"><text:tab/><text:tab/>OUT (GSCOM),A</text:p>
      <text:p text:style-name="P8"><text:tab/><text:tab/><text:span text:style-name="T7">CALL WC</text:span></text:p>
      <text:p text:style-name="P8"><text:tab/><text:tab/><text:span text:style-name="T7">CALL WN</text:span></text:p>
      <text:p text:style-name="P8"><text:tab/><text:tab/>IN A,(GSDAT)</text:p>
      <text:p text:style-name="P10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87cm" fo:margin-right="1.03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meta:creation-date>2008-08-15T22:18:49</meta:creation-date>
    <dc:date>2013-06-18T09:44:57.32</dc:date>
    <meta:editing-cycles>191</meta:editing-cycles>
    <meta:editing-duration>P5DT13H36M28S</meta:editing-duration>
    <meta:document-statistic meta:table-count="0" meta:image-count="0" meta:object-count="0" meta:page-count="10" meta:paragraph-count="385" meta:word-count="1666" meta:character-count="10984" meta:non-whitespace-character-count="9068"/>
    <meta:user-defined meta:name="Поле 1"/>
    <meta:user-defined meta:name="Поле 2"/>
    <meta:user-defined meta:name="Поле 3"/>
    <meta:user-defined meta:name="Поле 4"/>
  </office:meta>
</office:document-meta>
</file>